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0" manifest:media-type=""/>
  <manifest:file-entry manifest:full-path="ObjectReplacements/Object 1" manifest:media-type=""/>
  <manifest:file-entry manifest:full-path="ObjectReplacements/Object 3" manifest:media-type=""/>
  <manifest:file-entry manifest:full-path="ObjectReplacements/Object 2" manifest:media-type="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tex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" manifest:version="1.3" manifest:media-type="application/vnd.oasis.opendocument.text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3E000000525EAF86FEC95D491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List_20_Paragraph">
      <style:text-properties officeooo:rsid="001e2819" officeooo:paragraph-rsid="001e2819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/>
    </style:style>
    <style:style style:name="P4" style:family="paragraph" style:parent-style-name="Standard">
      <style:text-properties officeooo:rsid="001cc5a3" officeooo:paragraph-rsid="001cc5a3"/>
    </style:style>
    <style:style style:name="P5" style:family="paragraph" style:parent-style-name="List_20_Paragraph" style:list-style-name="WWNum1"/>
    <style:style style:name="P6" style:family="paragraph" style:parent-style-name="List_20_Paragraph" style:list-style-name="WWNum1">
      <style:text-properties officeooo:paragraph-rsid="0019b351"/>
    </style:style>
    <style:style style:name="P7" style:family="paragraph" style:parent-style-name="List_20_Paragraph" style:list-style-name="WWNum1">
      <style:text-properties officeooo:paragraph-rsid="001e2819"/>
    </style:style>
    <style:style style:name="P8" style:family="paragraph" style:parent-style-name="List_20_Paragraph" style:list-style-name="WWNum1">
      <style:text-properties officeooo:rsid="001e2819" officeooo:paragraph-rsid="001e2819"/>
    </style:style>
    <style:style style:name="P9" style:family="paragraph" style:parent-style-name="List_20_Paragraph" style:list-style-name="WWNum1">
      <style:text-properties fo:font-weight="bold" officeooo:rsid="001e2819" officeooo:paragraph-rsid="001e281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56e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4"/>
    </style:style>
    <style:style style:name="fr3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1.566cm" draw:visible-area-height="1.119cm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ACTICA 1 HADOOP MAP REDUCE</text:p>
      <text:p text:style-name="P4"><text:span text:style-name="T1">BIG DATA</text:span></text:p>
      <text:p text:style-name="Standard"/>
      <text:p text:style-name="Standard">Dado el fichero medidas.txt que tiene el siguiente aspecto:</text:p>
      <text:p text:style-name="Standard"><draw:frame draw:style-name="fr3" draw:name="Objeto1" text:anchor-type="as-char" svg:width="2.073cm" svg:height="1.422cm" draw:z-index="0"><draw:object-ole xlink:href="./Obj100" xlink:type="simple" xlink:show="embed" xlink:actuate="onLoad"/><draw:image xlink:href="./ObjectReplacements/Obj100" xlink:type="simple" xlink:show="embed" xlink:actuate="onLoad"/></draw:frame></text:p>
      <text:p text:style-name="Standard">2017<text:tab/>Enero<text:tab/>46<text:tab/></text:p>
      <text:p text:style-name="Standard">2017<text:tab/>Enero<text:tab/>10<text:tab/></text:p>
      <text:p text:style-name="Standard">2017<text:tab/>Enero<text:tab/>6<text:tab/></text:p>
      <text:p text:style-name="Standard">2017<text:tab/>Enero<text:tab/>9<text:tab/></text:p>
      <text:p text:style-name="Standard">2017<text:tab/>Enero<text:tab/>34<text:tab/></text:p>
      <text:p text:style-name="Standard">2017<text:tab/>Enero<text:tab/>-3<text:tab/></text:p>
      <text:p text:style-name="Standard">2017<text:tab/>Enero<text:tab/>48<text:tab/><text:tab/><text:tab/><text:tab/></text:p>
      <text:p text:style-name="Standard">…..</text:p>
      <text:p text:style-name="Standard"/>
      <text:p text:style-name="P1">Se pide calcular a través de un map-reduce la temperatura máxima para cada año.</text:p>
      <text:p text:style-name="Standard">En la entrega debe ir lo siguiente:</text:p>
      <text:list xml:id="list727409067" text:style-name="WWNum1">
        <text:list-item>
          <text:p text:style-name="P5">Fichero con el mapper</text:p>
          <text:p text:style-name="P6"><draw:frame draw:style-name="fr2" draw:name="Object1" text:anchor-type="char" svg:x="1.857cm" svg:y="0.342cm" svg:width="0.64cm" svg:height="0.64cm" draw:z-index="1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6"/>
          <text:p text:style-name="P5"/>
        </text:list-item>
        <text:list-item>
          <text:p text:style-name="P5">Fichero con el reducer</text:p>
          <text:p text:style-name="P5"><draw:frame draw:style-name="fr2" draw:name="Object2" text:anchor-type="char" svg:x="1.91cm" svg:y="0.395cm" svg:width="0.624cm" svg:height="0.624cm" draw:z-index="2"><draw:object xlink:href="./Object 3" xlink:type="simple" xlink:show="embed" xlink:actuate="onLoad"/><draw:image xlink:href="./ObjectReplacements/Object 3" xlink:type="simple" xlink:show="embed" xlink:actuate="onLoad"/><svg:desc>OLE-object</svg:desc></draw:frame></text:p>
        </text:list-item>
        <text:list-item>
          <text:p text:style-name="P5"/>
          <text:p text:style-name="P5"/>
        </text:list-item>
        <text:list-item>
          <text:p text:style-name="P5">Resultado del trabajo obtenido</text:p>
          <text:p text:style-name="P5"/>
        </text:list-item>
      </text:list>
      <text:p text:style-name="List_20_Paragraph"><draw:frame draw:style-name="fr1" draw:name="Imagen2" text:anchor-type="char" svg:width="13.757cm" svg:height="1.037cm" draw:z-index="3"><draw:image xlink:href="Pictures/100000010000043E000000525EAF86FEC95D491D.png" xlink:type="simple" xlink:show="embed" xlink:actuate="onLoad" draw:mime-type="image/png"/></draw:frame></text:p>
      <text:list xml:id="list190808042991959" text:continue-numbering="true" text:style-name="WWNum1">
        <text:list-item>
          <text:p text:style-name="P8">Adjuntamos también un .sh con la ejecución del procedimiento para obtener el resultado: <text:span text:style-name="T1">lanza_hadoop.sh</text:span></text:p>
        </text:list-item>
        <text:list-item>
          <text:p text:style-name="P9"><draw:frame draw:style-name="fr2" draw:name="Objeto2" text:anchor-type="char" svg:x="1.939cm" svg:y="0.127cm" svg:width="0.684cm" svg:height="0.684cm" draw:z-index="4"><draw:object xlink:href="./Object 2" xlink:type="simple" xlink:show="embed" xlink:actuate="onLoad"/><draw:image xlink:href="./ObjectReplacements/Object 2" xlink:type="simple" xlink:show="embed" xlink:actuate="onLoad"/></draw:frame></text:p>
          <text:p text:style-name="P9"/>
        </text:list-item>
      </text:list>
      <text:p text:style-name="P2"/>
      <text:p text:style-name="P2"/>
      <text:p text:style-name="P2"/>
      <text:list xml:id="list190807764558170" text:continue-numbering="true" text:style-name="WWNum1">
        <text:list-item>
          <text:p text:style-name="P7">Log de la ejecución</text:p>
        </text:list-item>
      </text:list>
      <text:p text:style-name="Standard"><text:soft-page-break/>hadoop@pedro-virtual-machine:~$ ./archivos_hadoop/lanza_hadoop.sh</text:p>
      <text:p text:style-name="Standard">mkdir: `/pruebas': File exists</text:p>
      <text:p text:style-name="Standard">copyFromLocal: `/pruebas/medidas.txt': File exists</text:p>
      <text:p text:style-name="Standard">Deleted /pruebas/output</text:p>
      <text:p text:style-name="Standard">packageJobJar: [] [/usr/local/hadoop/share/hadoop/tools/lib/hadoop-streaming-3.3.4.jar] /tmp/streamjob16235174369225635135.jar tmpDir=null</text:p>
      <text:p text:style-name="Standard">2023-09-27 15:43:31,709 INFO client.DefaultNoHARMFailoverProxyProvider: Connecting to ResourceManager at localhost/127.0.0.1:8032</text:p>
      <text:p text:style-name="Standard">2023-09-27 15:43:31,798 INFO client.DefaultNoHARMFailoverProxyProvider: Connecting to ResourceManager at localhost/127.0.0.1:8032</text:p>
      <text:p text:style-name="Standard">2023-09-27 15:43:31,940 INFO mapreduce.JobResourceUploader: Disabling Erasure Coding for path: /tmp/hadoop-yarn/staging/hadoop/.staging/job_1695814164211_0004</text:p>
      <text:p text:style-name="Standard">2023-09-27 15:43:32,559 INFO mapred.FileInputFormat: Total input files to process : 1</text:p>
      <text:p text:style-name="Standard">2023-09-27 15:43:32,610 INFO mapreduce.JobSubmitter: number of splits:2</text:p>
      <text:p text:style-name="Standard">2023-09-27 15:43:32,769 INFO mapreduce.JobSubmitter: Submitting tokens for job: job_1695814164211_0004</text:p>
      <text:p text:style-name="Standard">2023-09-27 15:43:32,769 INFO mapreduce.JobSubmitter: Executing with tokens: []</text:p>
      <text:p text:style-name="Standard">2023-09-27 15:43:32,905 INFO conf.Configuration: resource-types.xml not found</text:p>
      <text:p text:style-name="Standard">2023-09-27 15:43:32,905 INFO resource.ResourceUtils: Unable to find 'resource-types.xml'.</text:p>
      <text:p text:style-name="Standard">2023-09-27 15:43:32,943 INFO impl.YarnClientImpl: Submitted application application_1695814164211_0004</text:p>
      <text:p text:style-name="Standard">2023-09-27 15:43:32,962 INFO mapreduce.Job: The url to track the job: http://pedro-virtual-machine:8088/proxy/application_1695814164211_0004/</text:p>
      <text:p text:style-name="Standard">2023-09-27 15:43:32,963 INFO mapreduce.Job: Running job: job_1695814164211_0004</text:p>
      <text:p text:style-name="Standard">2023-09-27 15:43:38,032 INFO mapreduce.Job: Job job_1695814164211_0004 running in uber mode : false</text:p>
      <text:p text:style-name="Standard">2023-09-27 15:43:38,032 INFO mapreduce.Job: <text:s/>map 0% reduce 0%</text:p>
      <text:p text:style-name="Standard">2023-09-27 15:43:42,076 INFO mapreduce.Job: <text:s/>map 100% reduce 0%</text:p>
      <text:p text:style-name="Standard">2023-09-27 15:43:47,123 INFO mapreduce.Job: <text:s/>map 100% reduce 100%</text:p>
      <text:p text:style-name="Standard">2023-09-27 15:43:47,128 INFO mapreduce.Job: Job job_1695814164211_0004 completed successfully</text:p>
      <text:p text:style-name="Standard">2023-09-27 15:43:47,172 INFO mapreduce.Job: Counters: 54</text:p>
      <text:p text:style-name="Standard"><text:tab/>File System Counters</text:p>
      <text:p text:style-name="Standard"><text:tab/><text:tab/>FILE: Number of bytes read=7169</text:p>
      <text:p text:style-name="Standard"><text:soft-page-break/><text:tab/><text:tab/>FILE: Number of bytes written=852306</text:p>
      <text:p text:style-name="Standard"><text:tab/><text:tab/>FILE: Number of read operations=0</text:p>
      <text:p text:style-name="Standard"><text:tab/><text:tab/>FILE: Number of large read operations=0</text:p>
      <text:p text:style-name="Standard"><text:tab/><text:tab/>FILE: Number of write operations=0</text:p>
      <text:p text:style-name="Standard"><text:tab/><text:tab/>HDFS: Number of bytes read=16845</text:p>
      <text:p text:style-name="Standard"><text:tab/><text:tab/>HDFS: Number of bytes written=94</text:p>
      <text:p text:style-name="Standard"><text:tab/><text:tab/>HDFS: Number of read operations=11</text:p>
      <text:p text:style-name="Standard"><text:tab/><text:tab/>HDFS: Number of large read operations=0</text:p>
      <text:p text:style-name="Standard"><text:tab/><text:tab/>HDFS: Number of write operations=2</text:p>
      <text:p text:style-name="Standard"><text:tab/><text:tab/>HDFS: Number of bytes read erasure-coded=0</text:p>
      <text:p text:style-name="Standard"><text:tab/>Job Counters </text:p>
      <text:p text:style-name="Standard"><text:tab/><text:tab/>Launched map tasks=2</text:p>
      <text:p text:style-name="Standard"><text:tab/><text:tab/>Launched reduce tasks=1</text:p>
      <text:p text:style-name="Standard"><text:tab/><text:tab/>Data-local map tasks=2</text:p>
      <text:p text:style-name="Standard"><text:tab/><text:tab/>Total time spent by all maps in occupied slots (ms)=4700</text:p>
      <text:p text:style-name="Standard"><text:tab/><text:tab/>Total time spent by all reduces in occupied slots (ms)=1722</text:p>
      <text:p text:style-name="Standard"><text:tab/><text:tab/>Total time spent by all map tasks (ms)=4700</text:p>
      <text:p text:style-name="Standard"><text:tab/><text:tab/>Total time spent by all reduce tasks (ms)=1722</text:p>
      <text:p text:style-name="Standard"><text:tab/><text:tab/>Total vcore-milliseconds taken by all map tasks=4700</text:p>
      <text:p text:style-name="Standard"><text:tab/><text:tab/>Total vcore-milliseconds taken by all reduce tasks=1722</text:p>
      <text:p text:style-name="Standard"><text:tab/><text:tab/>Total megabyte-milliseconds taken by all map tasks=4812800</text:p>
      <text:p text:style-name="Standard"><text:tab/><text:tab/>Total megabyte-milliseconds taken by all reduce tasks=1763328</text:p>
      <text:p text:style-name="Standard"><text:tab/>Map-Reduce Framework</text:p>
      <text:p text:style-name="Standard"><text:tab/><text:tab/>Map input records=730</text:p>
      <text:p text:style-name="Standard"><text:tab/><text:tab/>Map output records=730</text:p>
      <text:p text:style-name="Standard"><text:tab/><text:tab/>Map output bytes=5703</text:p>
      <text:p text:style-name="Standard"><text:tab/><text:tab/>Map output materialized bytes=7175</text:p>
      <text:p text:style-name="Standard"><text:tab/><text:tab/>Input split bytes=182</text:p>
      <text:p text:style-name="Standard"><text:tab/><text:tab/>Combine input records=0</text:p>
      <text:p text:style-name="Standard"><text:tab/><text:tab/>Combine output records=0</text:p>
      <text:p text:style-name="Standard"><text:tab/><text:tab/>Reduce input groups=2</text:p>
      <text:p text:style-name="Standard"><text:soft-page-break/><text:tab/><text:tab/>Reduce shuffle bytes=7175</text:p>
      <text:p text:style-name="Standard"><text:tab/><text:tab/>Reduce input records=730</text:p>
      <text:p text:style-name="Standard"><text:tab/><text:tab/>Reduce output records=2</text:p>
      <text:p text:style-name="Standard"><text:tab/><text:tab/>Spilled Records=1460</text:p>
      <text:p text:style-name="Standard"><text:tab/><text:tab/>Shuffled Maps =2</text:p>
      <text:p text:style-name="Standard"><text:tab/><text:tab/>Failed Shuffles=0</text:p>
      <text:p text:style-name="Standard"><text:tab/><text:tab/>Merged Map outputs=2</text:p>
      <text:p text:style-name="Standard"><text:tab/><text:tab/>GC time elapsed (ms)=61</text:p>
      <text:p text:style-name="Standard"><text:tab/><text:tab/>CPU time spent (ms)=1150</text:p>
      <text:p text:style-name="Standard"><text:tab/><text:tab/>Physical memory (bytes) snapshot=745787392</text:p>
      <text:p text:style-name="Standard"><text:tab/><text:tab/>Virtual memory (bytes) snapshot=8204218368</text:p>
      <text:p text:style-name="Standard"><text:tab/><text:tab/>Total committed heap usage (bytes)=478150656</text:p>
      <text:p text:style-name="Standard"><text:tab/><text:tab/>Peak Map Physical memory (bytes)=286703616</text:p>
      <text:p text:style-name="Standard"><text:tab/><text:tab/>Peak Map Virtual memory (bytes)=2732732416</text:p>
      <text:p text:style-name="Standard"><text:tab/><text:tab/>Peak Reduce Physical memory (bytes)=182693888</text:p>
      <text:p text:style-name="Standard"><text:tab/><text:tab/>Peak Reduce Virtual memory (bytes)=2739707904</text:p>
      <text:p text:style-name="Standard"><text:tab/>Shuffle Errors</text:p>
      <text:p text:style-name="Standard"><text:tab/><text:tab/>BAD_ID=0</text:p>
      <text:p text:style-name="Standard"><text:tab/><text:tab/>CONNECTION=0</text:p>
      <text:p text:style-name="Standard"><text:tab/><text:tab/>IO_ERROR=0</text:p>
      <text:p text:style-name="Standard"><text:tab/><text:tab/>WRONG_LENGTH=0</text:p>
      <text:p text:style-name="Standard"><text:tab/><text:tab/>WRONG_MAP=0</text:p>
      <text:p text:style-name="Standard"><text:tab/><text:tab/>WRONG_REDUCE=0</text:p>
      <text:p text:style-name="Standard"><text:tab/>File Input Format Counters </text:p>
      <text:p text:style-name="Standard"><text:tab/><text:tab/>Bytes Read=16663</text:p>
      <text:p text:style-name="Standard"><text:tab/>File Output Format Counters </text:p>
      <text:p text:style-name="Standard"><text:tab/><text:tab/>Bytes Written=94</text:p>
      <text:p text:style-name="Standard">2023-09-27 15:43:47,172 INFO streaming.StreamJob: Output directory: hdfs:///pruebas/outpu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Calibri2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uenta Microsoft</meta:initial-creator>
    <meta:editing-cycles>11</meta:editing-cycles>
    <meta:creation-date>2023-09-16T10:00:00</meta:creation-date>
    <dc:date>2024-01-19T19:08:06.031000000</dc:date>
    <meta:editing-duration>PT4H25M5S</meta:editing-duration>
    <meta:generator>LibreOffice/7.4.2.3$Windows_X86_64 LibreOffice_project/382eef1f22670f7f4118c8c2dd222ec7ad009daf</meta:generator>
    <meta:document-statistic meta:table-count="0" meta:image-count="1" meta:object-count="4" meta:page-count="4" meta:paragraph-count="112" meta:word-count="523" meta:character-count="4492" meta:non-whitespace-character-count="3955"/>
    <meta:user-defined meta:name="AppVersion">15.0000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!/usr/bin/env python</text:p>
      <text:p text:style-name="Preformatted_20_Text"/>
      <text:p text:style-name="Preformatted_20_Text">import sys</text:p>
      <text:p text:style-name="Preformatted_20_Text"/>
      <text:p text:style-name="Preformatted_20_Text">#Iteramos sobre cada línea de entrada y obligamos a que sea stdin</text:p>
      <text:p text:style-name="Preformatted_20_Text">for line in sys.stdin:</text:p>
      <text:p text:style-name="Preformatted_20_Text"><text:s text:c="4"/>#Eliminamos espacios en blanco y dividimos la línea en palabras</text:p>
      <text:p text:style-name="Preformatted_20_Text"><text:s text:c="4"/>line = line.strip()</text:p>
      <text:p text:style-name="Preformatted_20_Text"><text:s text:c="4"/>year, month, temperature = line.split('\t')</text:p>
      <text:p text:style-name="Preformatted_20_Text"/>
      <text:p text:style-name="Preformatted_20_Text"><text:s text:c="4"/>#Emitimos el año y la temperatura como clave-valor</text:p>
      <text:p text:style-name="Preformatted_20_Text"><text:s text:c="4"/>print(f"{year}\t{temperature}")</text:p>
      <text:p text:style-name="Preformatted_20_Text"/>
    </office:text>
  </office:body>
</office:document-content>
</file>

<file path=Object 1/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!/bin/bash<text:line-break/><text:line-break/>#Creo la carpeta en HDFS<text:line-break/>hdfs dfs -mkdir /pruebas<text:line-break/><text:line-break/>#Copio el archivo de datos al sistema de archivos HDFS<text:line-break/>hdfs dfs -copyFromLocal archivos_hadoop/medidas.txt /pruebas<text:line-break/><text:line-break/>#Borro la carpeta output si existia antes<text:line-break/>hdfs dfs -rm -r /pruebas/output<text:line-break/><text:line-break/>#Lanzo el trabajo de MapReduce<text:line-break/>mapred streaming -files archivos_hadoop/mapper_1.py,archivos_hadoop/reducer_1.py -mapper "python3 mapper_1.py" -reducer "python3 reducer_1.py" -input hdfs:///pruebas/medidas.txt -output hdfs:///pruebas/output<text:line-break/><text:line-break/>#Resultados<text:line-break/>hdfs dfs -cat /pruebas/output/part-00000<text:line-break/></text:p>
    </office:text>
  </office:body>
</office:document-content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!/usr/bin/env python</text:p>
      <text:p text:style-name="Preformatted_20_Text"/>
      <text:p text:style-name="Preformatted_20_Text">import sys</text:p>
      <text:p text:style-name="Preformatted_20_Text"/>
      <text:p text:style-name="Preformatted_20_Text">current_year = None</text:p>
      <text:p text:style-name="Preformatted_20_Text">max_temperature = 0</text:p>
      <text:p text:style-name="Preformatted_20_Text"/>
      <text:p text:style-name="Preformatted_20_Text">#Iteramos sobre cada línea de entrada y obligamos a que sea stdin</text:p>
      <text:p text:style-name="Preformatted_20_Text">for line in sys.stdin:</text:p>
      <text:p text:style-name="Preformatted_20_Text"><text:s text:c="4"/>#Eliminamos espacios en blanco y dividimos la línea en palabras</text:p>
      <text:p text:style-name="Preformatted_20_Text"><text:s text:c="4"/>line = line.strip()</text:p>
      <text:p text:style-name="Preformatted_20_Text"><text:s text:c="4"/>year, temperature = line.split('\t')</text:p>
      <text:p text:style-name="Preformatted_20_Text"/>
      <text:p text:style-name="Preformatted_20_Text"><text:s text:c="4"/>#Pasar la temperatura a entero</text:p>
      <text:p text:style-name="Preformatted_20_Text"><text:s text:c="4"/>temperature = int(temperature)</text:p>
      <text:p text:style-name="Preformatted_20_Text"/>
      <text:p text:style-name="Preformatted_20_Text"><text:s text:c="4"/>#Si se cambia de año, se imprime el resultado para el año anterior</text:p>
      <text:p text:style-name="Preformatted_20_Text"><text:s text:c="4"/>if current_year and current_year != year:</text:p>
      <text:p text:style-name="Preformatted_20_Text"><text:s text:c="8"/>print(f"En el año {current_year} la temperatura máxima fue {max_temperature}")</text:p>
      <text:p text:style-name="Preformatted_20_Text"><text:s text:c="8"/>current_year = year</text:p>
      <text:p text:style-name="Preformatted_20_Text"><text:s text:c="8"/>max_temperature = temperature</text:p>
      <text:p text:style-name="Preformatted_20_Text"><text:s text:c="4"/>else:</text:p>
      <text:p text:style-name="Preformatted_20_Text"><text:s text:c="8"/>current_year = year</text:p>
      <text:p text:style-name="Preformatted_20_Text"><text:s text:c="8"/>max_temperature = max(max_temperature, temperature)</text:p>
      <text:p text:style-name="Preformatted_20_Text"/>
      <text:p text:style-name="Preformatted_20_Text">#Se imprime el resultado para el último año</text:p>
      <text:p text:style-name="Preformatted_20_Text">if current_year:</text:p>
      <text:p text:style-name="Preformatted_20_Text"><text:s text:c="4"/>print(f"En el año {current_year} la temperatura máxima fue {max_temperature}")</text:p>
    </office:text>
  </office:body>
</office:document-content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